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05368" calcext:value-type="float">
            <text:p>110.0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3104" calcext:value-type="float">
            <text:p>107.8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944" calcext:value-type="float">
            <text:p>107.3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90896" calcext:value-type="float">
            <text:p>106.9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9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004" calcext:value-type="float">
            <text:p>103.1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9048" calcext:value-type="float">
            <text:p>101.3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1848" calcext:value-type="float">
            <text:p>100.8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9288" calcext:value-type="float">
            <text:p>99.4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94824" calcext:value-type="float">
            <text:p>98.7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03056" calcext:value-type="float">
            <text:p>97.6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3776" calcext:value-type="float">
            <text:p>95.7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0408" calcext:value-type="float">
            <text:p>93.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9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972" calcext:value-type="float">
            <text:p>62.5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82" calcext:value-type="float">
            <text:p>61.7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5696" calcext:value-type="float">
            <text:p>61.5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9496" calcext:value-type="float">
            <text:p>61.4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6504" calcext:value-type="float">
            <text:p>58.8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2344" calcext:value-type="float">
            <text:p>56.0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4792" calcext:value-type="float">
            <text:p>55.1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9801</text:p>
          </table:table-cell>
          <table:table-cell office:value-type="string" calcext:value-type="string">
            <text:p>196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